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Western Illinois (3-2)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ustin Peay (6-1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07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15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9</text:p>
          </table:table-cell>
          <table:table-cell office:value-type="string">
            <text:p>.034</text:p>
          </table:table-cell>
        </table:table-row>
        <table:table-row>
          <table:table-cell office:value-type="string">
            <text:p>Austin Peay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37</text:p>
          </table:table-cell>
          <table:table-cell office:value-type="string">
            <text:p>.45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34</text:p>
          </table:table-cell>
          <table:table-cell office:value-type="string">
            <text:p>.44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35</text:p>
          </table:table-cell>
          <table:table-cell office:value-type="string">
            <text:p>.257</text:p>
          </table:table-cell>
        </table:table-row>
      </table:table>
      <table:table table:name="Sheet 2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haela Gra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1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-.0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Riley Schumach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Hannah Walk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-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6</text:p>
          </table:table-cell>
          <table:table-cell office:value-type="string">
            <text:p>16</text:p>
          </table:table-cell>
          <table:table-cell office:value-type="string">
            <text:p>105</text:p>
          </table:table-cell>
          <table:table-cell office:value-type="string">
            <text:p>.095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0.0</text:p>
          </table:table-cell>
        </table:table-row>
      </table:table>
      <table:table table:name="Sheet 3">
        <table:table-row>
          <table:table-cell office:value-type="string">
            <text:p>Austin Peay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CARGER, Loga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2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O'REILLY, Allie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.64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OORE, Brooke 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STITT, Chloe 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29</text:p>
          </table:table-cell>
          <table:table-cell office:value-type="string">
            <text:p>.4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ARRINGTON, MiMi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47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SLAY, Ashley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GERIG, Ginny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PANNING, Jenn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TAFF, Kayle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GABLE, Cecily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THORNTON, Alexandria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WAITE, Carolin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KORFHAGE, Nin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1</text:p>
          </table:table-cell>
          <table:table-cell office:value-type="string">
            <text:p>10</text:p>
          </table:table-cell>
          <table:table-cell office:value-type="string">
            <text:p>106</text:p>
          </table:table-cell>
          <table:table-cell office:value-type="string">
            <text:p>.387</text:p>
          </table:table-cell>
          <table:table-cell office:value-type="string">
            <text:p>5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55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